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dd46b" officeooo:paragraph-rsid="000dd46b"/>
    </style:style>
    <style:style style:name="P2" style:family="paragraph" style:parent-style-name="Standard">
      <style:paragraph-properties fo:text-align="center" style:justify-single-word="false"/>
      <style:text-properties officeooo:rsid="000dd46b" officeooo:paragraph-rsid="000dd46b"/>
    </style:style>
    <style:style style:name="P3" style:family="paragraph" style:parent-style-name="Standard">
      <style:text-properties officeooo:rsid="000eb7cc" officeooo:paragraph-rsid="000eb7cc"/>
    </style:style>
    <style:style style:name="P4" style:family="paragraph" style:parent-style-name="Heading_20_3">
      <style:paragraph-properties fo:break-before="page"/>
    </style:style>
    <style:style style:name="P5" style:family="paragraph" style:parent-style-name="Standard">
      <style:text-properties officeooo:rsid="000eb7cc" officeooo:paragraph-rsid="000eb7cc"/>
    </style:style>
    <style:style style:name="P6" style:family="paragraph" style:parent-style-name="Standard">
      <style:text-properties officeooo:rsid="00121129" officeooo:paragraph-rsid="00121129"/>
    </style:style>
    <style:style style:name="P7" style:family="paragraph" style:parent-style-name="Standard">
      <style:text-properties officeooo:rsid="0013e31c" officeooo:paragraph-rsid="0013e31c"/>
    </style:style>
    <style:style style:name="P8" style:family="paragraph" style:parent-style-name="Standard">
      <style:text-properties officeooo:rsid="000dd46b" officeooo:paragraph-rsid="00158092"/>
    </style:style>
    <style:style style:name="T1" style:family="text">
      <style:text-properties officeooo:rsid="000eb7cc"/>
    </style:style>
    <style:style style:name="T2" style:family="text">
      <style:text-properties officeooo:rsid="00102639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style="normal" style:font-size-asian="8pt" style:font-style-asian="normal" style:font-size-complex="8pt" style:font-style-complex="normal"/>
    </style:style>
    <style:style style:name="T7" style:family="text">
      <style:text-properties style:text-position="super 58%"/>
    </style:style>
    <style:style style:name="T8" style:family="text">
      <style:text-properties officeooo:rsid="00158092"/>
    </style:style>
    <style:style style:name="T9" style:family="text">
      <style:text-properties style:font-name="Courier New"/>
    </style:style>
    <style:style style:name="T10" style:family="text">
      <style:text-properties officeooo:rsid="00173d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aths as Making Predictions</text:p>
      <text:p text:style-name="P2">by Sven Nilsen, 2018</text:p>
      <text:p text:style-name="P1"/>
      <text:p text:style-name="P1">A path in path semantics<text:span text:style-name="T7"><text:reference-ref text:reference-format="text" text:ref-name="1">[1]</text:reference-ref></text:span> (also called a “normal path”<text:span text:style-name="T7"><text:reference-ref text:reference-format="text" text:ref-name="2">[2]</text:reference-ref></text:span>) is a function that predicts something about another function. <text:span text:style-name="T1">Paths connect function spaces together into what is called “path semantical space”.</text:span></text:p>
      <text:p text:style-name="P1"/>
      <text:p text:style-name="P1">For example, when you add two even numbers, you get an even number. This is because:</text:p>
      <text:p text:style-name="P1"/>
      <text:p text:style-name="P1"><text:span text:style-name="T9">∵</text:span><text:tab/>add[even] &lt;=&gt; eq</text:p>
      <text:p text:style-name="P8"/>
      <text:p text:style-name="P8"><text:span text:style-name="T9">∵</text:span><text:tab/>add[even](true, true)</text:p>
      <text:p text:style-name="P8"><text:span text:style-name="T9">∴</text:span><text:tab/>eq(true, true)</text:p>
      <text:p text:style-name="P8"><text:span text:style-name="T9">∴</text:span><text:tab/>true</text:p>
      <text:p text:style-name="P8"/>
      <text:p text:style-name="P1">In equational form:</text:p>
      <text:p text:style-name="P1"/>
      <text:p text:style-name="P1"><text:tab/>even(add(a, b)) = eq(even(a), even(b))</text:p>
      <text:p text:style-name="P1"/>
      <text:p text:style-name="P1">Paths are interesting because they are often cheaper to compute than the function they predict.</text:p>
      <text:p text:style-name="P1"/>
      <text:p text:style-name="P3">For example, when you concatenate two lists, the lengths are added to the length of the new list:</text:p>
      <text:p text:style-name="P1"/>
      <text:p text:style-name="P1"><text:tab/><text:span text:style-name="T1">concat[len] &lt;=&gt; add</text:span></text:p>
      <text:p text:style-name="P1"/>
      <text:p text:style-name="P3">If you concatenate two lists of even lengths, you get a new list of even length, because:</text:p>
      <text:p text:style-name="P1"/>
      <text:p text:style-name="P1"><text:span text:style-name="T9">∵</text:span><text:tab/><text:span text:style-name="T1">concat[len][even]</text:span></text:p>
      <text:p text:style-name="P1"><text:span text:style-name="T9">∴</text:span><text:tab/><text:span text:style-name="T1">add[even]</text:span></text:p>
      <text:p text:style-name="P1"><text:span text:style-name="T9">∴</text:span><text:tab/><text:span text:style-name="T1">eq</text:span></text:p>
      <text:p text:style-name="P1"/>
      <text:p text:style-name="P3">The cost of concatenating lists is greater than the cost of adding two numbers. The cost of adding two numbers is greater than the cost of <text:span text:style-name="T2">testing</text:span> two boolean values for equality:</text:p>
      <text:p text:style-name="P1"/>
      <text:p text:style-name="P1"><text:tab/><text:span text:style-name="T1">Cost(concat) &gt; Cost(add) &gt; Cost(eq)</text:span></text:p>
      <text:p text:style-name="P1"/>
      <text:p text:style-name="P3">This means that one can make predictions cheaper than performing the full computations, but only when the path exists and only within the types supported by the path. <text:span text:style-name="T2">It means there are fundamental restrictions on which predictions can be made from available information.</text:span></text:p>
      <text:h text:style-name="P4" text:outline-level="3">References:</text:h>
      <text:p text:style-name="P6"/>
      <text:p text:style-name="P6"><text:reference-mark-start text:name="1"/>[1]<text:reference-mark-end text:name="1"/><text:tab/>“Path Semantics”</text:p>
      <text:p text:style-name="P6"><text:tab/>Sven Nilsen, 2016-2019</text:p>
      <text:p text:style-name="P6"><text:tab/><text:a xlink:type="simple" xlink:href="https://github.com/advancedresearch/path_semantics/blob/master/papers-wip/path-semantics.pdf" text:style-name="Internet_20_link" text:visited-style-name="Visited_20_Internet_20_Link"><text:span text:style-name="T6">https://github.com/advancedresearch/path_semantics/blob/master/papers-wip/path-semantics.pdf</text:span></text:a></text:p>
      <text:p text:style-name="P6"/>
      <text:p text:style-name="P7"><text:reference-mark-start text:name="2"/>[2]<text:reference-mark-end text:name="2"/><text:tab/>“Normal Paths”</text:p>
      <text:p text:style-name="P7"><text:tab/>Sven Nilsen, 2019</text:p>
      <text:p text:style-name="P7"><text:tab/><text:a xlink:type="simple" xlink:href="https://github.com/advancedresearch/path_semantics/blob/master/papers-wip/normal-paths.pdf" text:style-name="Internet_20_link" text:visited-style-name="Visited_20_Internet_20_Link"><text:span text:style-name="T5">https://github.com/advancedresearch/path_semantics/blob/master/papers-wip/normal-paths.pdf</text:span>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00:42:43.555056000</meta:creation-date>
    <dc:date>2019-09-06T16:29:49.090654000</dc:date>
    <meta:editing-duration>PT21M6S</meta:editing-duration>
    <meta:editing-cycles>7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27" meta:word-count="229" meta:character-count="1553" meta:non-whitespace-character-count="1344"/>
  </office:meta>
</office:document-meta>
</file>